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fo:font-weight="normal" officeooo:rsid="0003cdbc" officeooo:paragraph-rsid="0003cdbc" style:font-weight-asian="normal" style:font-weight-complex="normal"/>
    </style:style>
    <style:style style:name="P2" style:family="paragraph" style:parent-style-name="Standard">
      <style:paragraph-properties fo:line-height="200%"/>
      <style:text-properties fo:font-size="14pt" fo:font-weight="bold" officeooo:rsid="0003cdbc" officeooo:paragraph-rsid="0003cdbc" style:font-size-asian="14pt" style:font-weight-asian="bold" style:font-size-complex="14pt" style:font-weight-complex="bold"/>
    </style:style>
    <style:style style:name="P3" style:family="paragraph" style:parent-style-name="Standard">
      <style:paragraph-properties fo:line-height="200%"/>
      <style:text-properties style:font-name="Times New Roman" fo:font-size="12pt" fo:font-weight="normal" officeooo:rsid="0003cdbc" officeooo:paragraph-rsid="0003cdbc" style:font-size-asian="12pt" style:font-weight-asian="normal" style:font-size-complex="12pt" style:font-weight-complex="normal"/>
    </style:style>
    <style:style style:name="P4" style:family="paragraph" style:parent-style-name="Standard">
      <style:paragraph-properties fo:line-height="200%"/>
      <style:text-properties style:font-name="Times New Roman" fo:font-size="12pt" fo:font-weight="bold" officeooo:rsid="0003cdbc" officeooo:paragraph-rsid="0003cdbc" style:font-size-asian="12pt" style:font-weight-asian="bold" style:font-size-complex="12pt" style:font-weight-complex="bold"/>
    </style:style>
    <style:style style:name="P5" style:family="paragraph" style:parent-style-name="Standard">
      <style:paragraph-properties fo:line-height="200%"/>
      <style:text-properties fo:color="#000000" loext:opacity="100%" style:font-name="Times New Roman" fo:font-size="12pt" fo:font-weight="normal" officeooo:rsid="0003cdbc" officeooo:paragraph-rsid="0003cdbc" style:font-size-asian="10.5pt" style:font-weight-asian="normal" style:font-size-complex="12pt" style:font-weight-complex="normal"/>
    </style:style>
    <style:style style:name="P6" style:family="paragraph" style:parent-style-name="Standard">
      <style:paragraph-properties fo:line-height="200%"/>
      <style:text-properties fo:color="#000000" loext:opacity="100%" style:font-name="Liberation Serif" fo:font-size="14pt" fo:font-weight="bold" officeooo:rsid="0003cdbc" officeooo:paragraph-rsid="0003cdbc" style:font-size-asian="14pt" style:font-weight-asian="bold" style:font-size-complex="14pt" style:font-weight-complex="bold"/>
    </style:style>
    <style:style style:name="P7" style:family="paragraph" style:parent-style-name="Text_20_body">
      <style:paragraph-properties fo:line-height="200%"/>
      <style:text-properties fo:color="#000000" loext:opacity="100%" style:font-name="Times New Roman" fo:font-size="12pt" fo:font-weight="normal" officeooo:paragraph-rsid="0003cdbc" style:font-size-asian="12pt" style:font-weight-asian="normal" style:font-size-complex="12pt" style:font-weight-complex="normal"/>
    </style:style>
    <style:style style:name="P8" style:family="paragraph" style:parent-style-name="Text_20_body">
      <style:paragraph-properties fo:line-height="200%"/>
      <style:text-properties fo:color="#000000" loext:opacity="100%" style:font-name="Times New Roman" fo:font-size="12pt" fo:font-weight="bold" officeooo:paragraph-rsid="0003cdbc" style:font-size-asian="12pt" style:font-weight-asian="bold" style:font-size-complex="12pt" style:font-weight-complex="bold"/>
    </style:style>
    <style:style style:name="P9" style:family="paragraph" style:parent-style-name="Text_20_body">
      <style:paragraph-properties fo:line-height="200%"/>
      <style:text-properties fo:font-weight="bold" officeooo:rsid="0005cd25" officeooo:paragraph-rsid="0005cd25" style:font-weight-asian="bold" style:font-weight-complex="bold"/>
    </style:style>
    <style:style style:name="P10" style:family="paragraph" style:parent-style-name="Text_20_body">
      <style:paragraph-properties fo:line-height="200%"/>
      <style:text-properties fo:font-weight="bold" officeooo:paragraph-rsid="0003cdbc" style:font-weight-asian="bold" style:font-weight-complex="bold"/>
    </style:style>
    <style:style style:name="P11" style:family="paragraph" style:parent-style-name="Text_20_body">
      <style:paragraph-properties fo:line-height="200%"/>
      <style:text-properties fo:font-weight="bold" officeooo:paragraph-rsid="0005cd25" style:font-weight-asian="bold" style:font-weight-complex="bold"/>
    </style:style>
    <style:style style:name="P12" style:family="paragraph" style:parent-style-name="Text_20_body">
      <style:paragraph-properties fo:line-height="200%"/>
      <style:text-properties fo:font-weight="normal" officeooo:rsid="0005cd25" officeooo:paragraph-rsid="0005cd25" style:font-weight-asian="normal" style:font-weight-complex="normal"/>
    </style:style>
    <style:style style:name="P13" style:family="paragraph" style:parent-style-name="Text_20_body">
      <style:paragraph-properties fo:line-height="200%"/>
      <style:text-properties fo:font-weight="normal" officeooo:rsid="0006ac17" officeooo:paragraph-rsid="0006ac17" style:font-weight-asian="normal" style:font-weight-complex="normal"/>
    </style:style>
    <style:style style:name="P14" style:family="paragraph" style:parent-style-name="Text_20_body">
      <style:paragraph-properties fo:line-height="200%"/>
      <style:text-properties officeooo:paragraph-rsid="0003cdbc"/>
    </style:style>
    <style:style style:name="P15" style:family="paragraph" style:parent-style-name="Text_20_body">
      <style:paragraph-properties fo:line-height="200%"/>
      <style:text-properties officeooo:paragraph-rsid="0006ac17"/>
    </style:style>
    <style:style style:name="T1" style:family="text">
      <style:text-properties officeooo:rsid="0003cdbc"/>
    </style:style>
    <style:style style:name="T2" style:family="text">
      <style:text-properties fo:font-weight="bold" style:font-weight-asian="bold" style:font-weight-complex="bold"/>
    </style:style>
    <style:style style:name="T3" style:family="text">
      <style:text-properties fo:font-variant="normal" fo:text-transform="none" fo:color="#374151" loext:opacity="100%" style:font-name="S hne" fo:font-size="9.60000038146973pt" fo:letter-spacing="normal" fo:font-style="normal" fo:font-weight="normal"/>
    </style:style>
    <style:style style:name="T4" style:family="text">
      <style:text-properties fo:font-variant="normal" fo:text-transform="none" fo:color="#374151" loext:opacity="100%" fo:letter-spacing="normal" fo:font-style="normal" style:font-weight-asian="bold" style:font-weight-complex="bold"/>
    </style:style>
    <style:style style:name="T5" style:family="text">
      <style:text-properties fo:font-variant="normal" fo:text-transform="none" fo:color="#374151" loext:opacity="100%" fo:letter-spacing="normal" fo:font-style="normal" fo:font-weight="bold" style:font-weight-asian="bold" style:font-weight-complex="bold"/>
    </style:style>
    <style:style style:name="T6" style:family="text">
      <style:text-properties fo:font-variant="normal" fo:text-transform="none" fo:letter-spacing="normal" fo:font-style="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3cdbc"/>
    </style:style>
    <style:style style:name="T9" style:family="text">
      <style:text-properties fo:font-variant="normal" fo:text-transform="none" fo:letter-spacing="normal" fo:font-style="normal" style:font-weight-asian="bold" style:font-weight-complex="bold"/>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color="#000000" loext:opacity="100%" style:font-name="Times New Roman" fo:font-size="12pt" fo:letter-spacing="normal" fo:font-style="normal" style:font-size-asian="12pt" style:font-weight-asian="bold" style:font-size-complex="12pt" style:font-weight-complex="bold"/>
    </style:style>
    <style:style style:name="T12"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loext:opacity="100%" fo:letter-spacing="normal" fo:font-style="normal"/>
    </style:style>
    <style:style style:name="T14" style:family="text">
      <style:text-properties fo:font-variant="normal" fo:text-transform="none" fo:color="#000000" loext:opacity="100%" fo:letter-spacing="normal" fo:font-style="normal" fo:font-weight="normal"/>
    </style:style>
    <style:style style:name="T15" style:family="text">
      <style:text-properties fo:font-variant="normal" fo:text-transform="none" fo:color="#000000" loext:opacity="100%" fo:letter-spacing="normal" fo:font-style="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color="#000000" loext:opacity="100%"/>
    </style:style>
    <style:style style:name="T18" style:family="text">
      <style:text-properties fo:color="#000000" loext:opacity="100%" style:font-name="Times New Roman" fo:font-size="12pt" fo:font-weight="normal" officeooo:rsid="0003cdbc" style:font-size-asian="10.5pt" style:font-weight-asian="normal" style:font-size-complex="12pt" style:font-weight-complex="normal"/>
    </style:style>
    <style:style style:name="T19" style:family="text">
      <style:text-properties fo:color="#000000" loext:opacity="100%" style:font-name="Times New Roman" fo:font-size="12pt" fo:font-weight="normal" style:font-size-asian="12pt" style:font-weight-asian="normal" style:font-size-complex="12pt" style:font-weight-complex="normal"/>
    </style:style>
    <style:style style:name="T20" style:family="text">
      <style:text-properties fo:color="#000000" loext:opacity="100%" style:font-name="Times New Roman" fo:font-size="12pt" fo:font-weight="normal" officeooo:rsid="0005cd25" style:font-size-asian="12pt" style:font-weight-asian="normal" style:font-size-complex="12pt" style:font-weight-complex="normal"/>
    </style:style>
    <style:style style:name="T21" style:family="text">
      <style:text-properties fo:color="#000000" loext:opacity="100%" style:font-name="Times New Roman" fo:font-size="12pt" officeooo:rsid="0003cdbc" style:font-size-asian="10.5pt" style:font-size-complex="12pt"/>
    </style:style>
    <style:style style:name="T22" style:family="text">
      <style:text-properties fo:color="#000000" loext:opacity="100%" style:font-name="Times New Roman" fo:font-size="12pt" style:font-size-asian="12pt" style:font-size-complex="12pt"/>
    </style:style>
    <style:style style:name="T23" style:family="text">
      <style:text-properties fo:color="#000000" loext:opacity="100%" style:font-name="Times New Roman" fo:font-size="12pt" fo:font-weight="bold" style:font-size-asian="12pt" style:font-weight-asian="bold" style:font-size-complex="12pt" style:font-weight-complex="bold"/>
    </style:style>
    <style:style style:name="T24" style:family="text">
      <style:text-properties fo:color="#000000" loext:opacity="100%" style:font-name="Times New Roman" fo:font-size="12pt" fo:font-weight="bold" officeooo:rsid="0003cdbc" style:font-size-asian="10.5pt" style:font-weight-asian="bold" style:font-size-complex="12pt" style:font-weight-complex="bold"/>
    </style:style>
    <style:style style:name="T25" style:family="text">
      <style:text-properties fo:color="#000000" loext:opacity="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t One: Summary</text:p>
      <text:p text:style-name="P1"><text:span text:style-name="T2">To what extent was your approach </text:span><text:span text:style-name="Strong_20_Emphasis"><text:span text:style-name="T2">aligned to the software requirements</text:span></text:span><text:span text:style-name="T2">? Support your claims with specific evidence. </text:span></text:p>
      <text:p text:style-name="P1"><text:span text:style-name="T12"><text:tab/></text:span><text:span text:style-name="T11">Upon reviewing the software requirements, it is evident that testing the Contacts/Task and Appointment classes involves verifying null parameters and parameter length. The testing process for these classes is relatively straightforward since we can use the assertEquals method to check if the method accepts null parameters or values exceeding the character limit. Conversely, testing the ContactService, TaskService and AppointmentService classes is more involved as we must examine how the contact/task or appointment fields are updated, deleted, and how the separate fields are modified. For instance, in the AppointmentService class, we must verify whether the Appointment fields are correctly updated and whether the updated fields reflect in the appointment calendar. To simplify the testing process and obtain a streamlined result, a boolean can be used to determine whether the desired outcome was achieved.</text:span><text:span text:style-name="T23"> </text:span></text:p>
      <text:p text:style-name="P3"><text:span text:style-name="T2">Defend the overall quality of your JUnit tests. In other words, how do you know your JUnit tests were </text:span><text:span text:style-name="Strong_20_Emphasis"><text:span text:style-name="T2">effective</text:span></text:span><text:span text:style-name="T2"> based on the coverage percentage? </text:span></text:p>
      <text:p text:style-name="P3"><text:span text:style-name="T5"><text:tab/></text:span><text:span text:style-name="T4">Initially, the overall coverage percentage for all tests was approximately 40%. However, after some improvements, the coverage percentage increased to 60-65% for all three features. While it would be better to test for every single invalid input, for our current use case, testing for the requirements outlined in the requirements section is sufficient. Testing for every possible input would unnecessarily bloat the tests. Despite not testing for every possible input, all tests were 100% successful, indicating that the necessary tests were conducted proficiently. Therefore, given our current use case and the stage of development, these tests and their coverage are adequate in demonstrating that the basic functionality is working correctly.</text:span><text:span text:style-name="T2"> </text:span></text:p>
      <text:p text:style-name="P3"><text:soft-page-break/><text:span text:style-name="T2">How did you ensure that your code was </text:span><text:span text:style-name="Strong_20_Emphasis"><text:span text:style-name="T2">technically sound</text:span></text:span><text:span text:style-name="T2">? Cite specific lines of code from your tests to illustrate. </text:span></text:p>
      <text:p text:style-name="P3"><text:span text:style-name="T15"><text:tab/></text:span><text:span text:style-name="T13">To ensure the technical soundness of my code, I followed the requirements closely and aimed to keep it as simple as possible. This strategy enabled me to streamline the coding process and create easily readable and adaptable code. I also utilized similar coding methods for both the Contact/Tasks and Appointment programs. For example, I employed comparable code for the deleteContact and deleteTasks methods in the Contact/Tasks program and the deleteAppointment method in the Appointment program, with only the parameters and setters altered. This approach helped me to save on coding time and maintain consistency in the code. In case of any changes, I could easily identify the issue with a few simple tests and correct it. If I had used different logic for each method, the code would have been less readable, and troubleshooting and comprehension would have been more challenging. By using consistent logic for each method and replicating the classes, I enhanced both efficiency and consistency in the code for all three programs.</text:span><text:span text:style-name="T17"> </text:span></text:p>
      <text:p text:style-name="P3"><text:span text:style-name="T2">How did you ensure that your code was </text:span><text:span text:style-name="Strong_20_Emphasis"><text:span text:style-name="T2">efficient</text:span></text:span><text:span text:style-name="T2">? Cite specific lines of code from your tests to illustrate. </text:span></text:p>
      <text:p text:style-name="P4"><text:span text:style-name="T3"><text:tab/></text:span><text:span text:style-name="T14">To ensure the efficiency of the code, I followed a simple approach without overcomplicating it. I also conducted testing to identify and fix any bugs that could impede the proper functioning of the code. Additionally, I used boolean methods for the return in the ContactService, TaskService, and AppointmentService classes to eliminate any ambiguity about the performance of the methods. Another way I kept the code efficient was by employing simple conditionals to test for the length and null requirements. This allowed me to check for both conditions in a single line rather than splitting them up, which enhanced the overall efficiency of the code.</text:span><text:span text:style-name="T17"> </text:span><text:span text:style-name="T25">For example when I checked for Null and Character length I did it in the setters field so that when I had to set the Name, Description etc I could initially check if it met the requirements before they were even entered. You can see this on line 23 of </text:span><text:soft-page-break/><text:span text:style-name="T25">my Contacts class where I check the requirements before they were entered. This prevents unwanted inputs in a way that will prevent problems down the road and increases efficiency. </text:span></text:p>
      <text:p text:style-name="P6">2. Reflection</text:p>
      <text:p text:style-name="P5"><text:span text:style-name="T2">What were the </text:span><text:span text:style-name="Strong_20_Emphasis"><text:span text:style-name="T2">software testing techniques</text:span></text:span><text:span text:style-name="T2"> that you employed in this project? Describe their characteristics using specific details. </text:span></text:p>
      <text:p text:style-name="P14"><text:span text:style-name="T24"><text:tab/></text:span><text:span text:style-name="T18">The software testing techniques that I utilized primarily in my tests were unit testing and white box testing. Unit testing was necessary because the requirements for the Appointment, Task, and Contact programs dictated that each method of the classes needed to be tested individually to ensure their proper functionality. For instance, I designed specific tests for the newAppointment and deleteAppointment methods in the AppointmentServices class because each method executed their respective tasks differently. This required breaking down the tests to a unit level to test the validity of the different methods. Additionally, since the requirements specified that the fields could not be null and had set character limits, I had to use unit testing to test the functionality of those conditionals. For example, I used the assertEquals method for the Task, Contact, and Appointment fields to check if the conditional I had set for the respective set methods worked properly. White box testing was also utilized since I was the one who wrote the code, which means I had prior knowledge of what was being tested. Automated testing was another technique that I employed by using Junit to execute the tests rather than running them individually, which enhanced the efficiency of the testing process.</text:span></text:p>
      <text:p text:style-name="P10"><text:span text:style-name="T21">What are the </text:span><text:span text:style-name="Strong_20_Emphasis"><text:span text:style-name="T21">other software testing techniques</text:span></text:span><text:span text:style-name="T21"> that you did not use for this project? Describe their characteristics using specific details. </text:span></text:p>
      <text:p text:style-name="P8"><text:span text:style-name="T8"><text:tab/>Due to the nature of the project and its current stage of development, certain testing techniques were deemed infeasible. For example, black box testing was not practical since I was the one who wrote the code and designed the tests, so I had complete knowledge of what I was testing. Additionally, integration testing was not necessary at this stage since the Contact, Task, and Appointment programs </text:span><text:soft-page-break/><text:span text:style-name="T8">were designed to function independently and did not require integration with other programs or systems. However, as the project progresses and new features are added, integration testing may become more relevant. System testing was also not carried out since there is not yet a unified system or program to test. These higher-level testing techniques may become more relevant in future stages of development, as the project evolves and new requirements arise. For now, the focus was on thorough unit testing and white box testing, which allowed me to ensure that each individual component of the project was functioning as expected and that the code was technically sound.</text:span><text:span text:style-name="T1"> </text:span></text:p>
      <text:p text:style-name="P7"><text:span text:style-name="T2">For each of the techniques you discussed, explain the </text:span><text:span text:style-name="Strong_20_Emphasis"><text:span text:style-name="T2">practical uses and implications</text:span></text:span><text:span text:style-name="T2"> for different software development projects and situations. </text:span></text:p>
      <text:p text:style-name="P7"><text:span text:style-name="T10"><text:tab/></text:span><text:span text:style-name="T9">I utilized three testing techniques which are all essential for ensuring the basic functionality of a program. Unit testing is important for verifying that each of the required elements of the program are executing correctly, such as character limits and ensuring the date entered is not in the past. Automated testing is also useful as it can help to automate tedious testing processes in a consistent and efficient way, and can be used in conjunction with unit testing to establish a strong foundation for more complex tests. White box testing is often necessary as there may be some bugs that can only be discovered by the developer who wrote the program. Integration and systems testing are also important, as they ensure that all individual parts of the program work together cohesively. Black box testing is also valuable, as it can identify bugs that may not be detected by the developer and uncover any potential unconscious biases. In order to gain a comprehensive overview of the software's limitations and bugs, both black box and white box testing are necessary.</text:span><text:span text:style-name="T2"> </text:span></text:p>
      <text:p text:style-name="P15"><text:span text:style-name="T23">Assess the mindset that you adopted working on this project. In acting as a software tester, to what extent did you employ </text:span><text:span text:style-name="Strong_20_Emphasis"><text:span text:style-name="T22">caution</text:span></text:span><text:span text:style-name="T23">? Why was it important to appreciate the complexity and interrelationships of the code you were testing? Provide specific examples to illustrate your claims. </text:span></text:p>
      <text:p text:style-name="P15"><text:soft-page-break/><text:span text:style-name="T20"><text:tab/>Software testing is a fundamental aspect of the development program since it is the phase in which you can eliminate a great deal of errors and bugs that may otherwise bog down your system. Therefore it is very important to have a cautious mindset when working on tests and to clearly lay out what you are trying to accomplish with the tests. You also need to be prepared for unexpected errors and need a framework to mitigate those contingencies.</text:span><text:span text:style-name="T19"> For instance, in the case of the ContactService class, there were certain requirements that had to be fulfilled, such as character limits and non-null fields. Therefore, in testing this class, it was important to ensure that these conditions were satisfied, and that the program did not crash or produce errors when these requirements were not met. By taking a cautious and thorough approach, any potential issues could be identified and resolved before the program was released.</text:span></text:p>
      <text:p text:style-name="P11"><text:span text:style-name="T22">Assess the ways you tried to limit </text:span><text:span text:style-name="Strong_20_Emphasis"><text:span text:style-name="T22">bias</text:span></text:span><text:span text:style-name="T22"> in your review of the code. On the software developer side, can you imagine that bias would be a concern if you were responsible for testing your own code? Provide specific examples to illustrate your claims. </text:span></text:p>
      <text:p text:style-name="P12"><text:span text:style-name="T22"><text:tab/>Bias is an an inevitability when it comes to human perception. The best possible way to mitigate bias is to have a constant awareness that it is a fundamental aspect that forms the conditions necessary for perception itself and to incorporate this awareness into the way we gather knowledge, in this case for testing code. If we can recognize the limitation that this bias brings with it we can formulate ways for how to bypass it. For example in my code if I was to test things that were more advanced than the basic coverage tests we did for this project I would have someone else test some aspects of the program as well so I could get an idea of what someone operating with a limited knowledge of the code would do to try to break it. This way I can account for my own bias by outsourcing certain parts of the testing to someone who is not vulnerable to that bias.</text:span></text:p>
      <text:p text:style-name="P9"><text:span text:style-name="T22">Finally, evaluate the importance of being </text:span><text:span text:style-name="Strong_20_Emphasis"><text:span text:style-name="T22">disciplined</text:span></text:span><text:span text:style-name="T22"> in your commitment to quality as a software engineering professional. Why is it important not to cut corners when it comes to writing or </text:span><text:soft-page-break/><text:span text:style-name="T22">testing code? How do you plan to avoid technical debt as a practitioner in the field? Provide specific examples to illustrate your claims. </text:span></text:p>
      <text:p text:style-name="P13"><text:span text:style-name="T22"><text:tab/>Being disciplined when coding is very important since if you are haphazardly just testing the code without a strict goal and mindset you will never be able to systematically eliminate bugs and defects. To avoid technical debt you need to establish a framework you will use for testing so you can mitigate gaps in your coverage. For example in my codes the way I did this was by doing unit test for each method individually to assess the validity of my methods on their own before moving on to how the methods interacted with one another. For example in the Task program I tested each getter and setter individually to see if they worked and then moved on to the TaskService to see how they work on more complicated methods.</text:span></text:p>
      <text:p text:style-name="P7"/>
      <text:p text:style-name="P5"/>
      <text:p text:style-name="P1"><text:span text:style-name="T2"/></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1T15:13:15.132000000</meta:creation-date>
    <dc:date>2023-04-11T15:41:33.696000000</dc:date>
    <meta:editing-duration>PT5M53S</meta:editing-duration>
    <meta:editing-cycles>1</meta:editing-cycles>
    <meta:document-statistic meta:table-count="0" meta:image-count="0" meta:object-count="0" meta:page-count="6" meta:paragraph-count="22" meta:word-count="1882" meta:character-count="11561" meta:non-whitespace-character-count="9675"/>
    <meta:generator>LibreOffice/7.2.6.2$Windows_X86_64 LibreOffice_project/b0ec3a565991f7569a5a7f5d24fed7f52653d754</meta:generator>
  </office:meta>
</office:document-meta>
</file>